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font-size="36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 style:text-autospace="none"/>
      <style:text-properties fo:font-size="32pt"/>
    </style:style>
    <style:style style:name="P11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4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6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531</text:span></text:p>
            <text:p text:style-name="P1"><text:span text:style-name="T2">“</text:span><text:span text:style-name="T2">Hail, Thou Once Despised Jesu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92cm" svg:height="7.011cm" svg:x="1.524cm" svg:y="0.883cm">
          <draw:text-box>
            <text:p text:style-name="P4"><text:span text:style-name="T3">1. </text:span><text:span text:style-name="T4">Hail, Thou once despisèd Jesus!</text:span><text:span text:style-name="T4"><text:line-break/></text:span><text:span text:style-name="T4">Hail, Thou Galilean King!</text:span><text:span text:style-name="T4"><text:line-break/></text:span><text:span text:style-name="T4">Thou didst suffer to release us;</text:span><text:span text:style-name="T4"><text:line-break/></text:span><text:span text:style-name="T4">Thou didst free salvation b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5.4cm" svg:height="7.011cm" svg:x="1.27cm" svg:y="0.508cm">
          <draw:text-box>
            <text:p text:style-name="P6"><text:span text:style-name="T4">Hail, Thou universal Savior,</text:span><text:span text:style-name="T4"><text:line-break/></text:span><text:span text:style-name="T4">Bearer of our sin and shame!</text:span><text:span text:style-name="T4"><text:line-break/></text:span><text:span text:style-name="T4">By Thy merit we find favor:</text:span><text:span text:style-name="T4"><text:line-break/></text:span><text:span text:style-name="T4">Life is given through Thy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9" draw:layer="layout" svg:width="25.146cm" svg:height="7.011cm" svg:x="1.27cm" svg:y="0.762cm">
          <draw:text-box>
            <text:p text:style-name="P8"><text:span text:style-name="T5">2. </text:span><text:span text:style-name="T6">Paschal Lamb, by God appointed,</text:span><text:span text:style-name="T6"><text:line-break/></text:span><text:span text:style-name="T6">All our sins on Thee were laid;</text:span><text:span text:style-name="T6"><text:line-break/></text:span><text:span text:style-name="T6">By almighty love anointed,</text:span><text:span text:style-name="T6"><text:line-break/></text:span><text:span text:style-name="T6">Thou hast full atonement ma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11" draw:layer="layout" svg:width="25.4cm" svg:height="7.011cm" svg:x="1.27cm" svg:y="0.883cm">
          <draw:text-box>
            <text:p text:style-name="P10"><text:span text:style-name="T6">All Thy people are forgiven</text:span><text:span text:style-name="T6"><text:line-break/></text:span><text:span text:style-name="T6">Through the virtue of Thy blood;</text:span><text:span text:style-name="T6"><text:line-break/></text:span><text:span text:style-name="T6">Opened is the gate of heaven,</text:span><text:span text:style-name="T6"><text:line-break/></text:span><text:span text:style-name="T6">Reconciled are we with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13" draw:layer="layout" svg:width="25.4cm" svg:height="7.011cm" svg:x="1.27cm" svg:y="0.762cm">
          <draw:text-box>
            <text:p text:style-name="P12"><text:span text:style-name="T5">3. </text:span><text:span text:style-name="T6">Jesus, hail! Enthroned in glory,</text:span></text:p>
            <text:p text:style-name="P12"><text:span text:style-name="T6">There forever to abide;</text:span></text:p>
            <text:p text:style-name="P12"><text:span text:style-name="T6">All the heav’nly hosts adore Thee,</text:span></text:p>
            <text:p text:style-name="P12"><text:span text:style-name="T6">Seated at Thy Father’s sid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15" draw:layer="layout" svg:width="24.892cm" svg:height="7.011cm" svg:x="1.505cm" svg:y="0.831cm">
          <draw:text-box>
            <text:p text:style-name="P14"><text:span text:style-name="T6">There for sinners Thou art pleading;</text:span></text:p>
            <text:p text:style-name="P14"><text:span text:style-name="T6">There Thou dost our place prepare,</text:span></text:p>
            <text:p text:style-name="P14"><text:span text:style-name="T6">Ever for us interceding</text:span></text:p>
            <text:p text:style-name="P14"><text:span text:style-name="T6">Till in glory we app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13" draw:layer="layout" svg:width="25.4cm" svg:height="7.011cm" svg:x="1.27cm" svg:y="0.508cm">
          <draw:text-box>
            <text:p text:style-name="P12"><text:span text:style-name="T5">4. </text:span><text:span text:style-name="T6">Worship, honor, pow’r, and blessing</text:span></text:p>
            <text:p text:style-name="P12"><text:span text:style-name="T6">Thou art worthy to receive;</text:span></text:p>
            <text:p text:style-name="P12"><text:span text:style-name="T6">Highest praises, without ceasing,</text:span></text:p>
            <text:p text:style-name="P12"><text:span text:style-name="T6">Right it is for us to g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15" draw:layer="layout" svg:width="25.4cm" svg:height="11.52cm" svg:x="1.27cm" svg:y="0.508cm">
          <draw:text-box>
            <text:p text:style-name="P14"><text:span text:style-name="T6">Help, ye bright angelic spirits,</text:span></text:p>
            <text:p text:style-name="P14"><text:span text:style-name="T6">All your noblest anthems raise;</text:span></text:p>
            <text:p text:style-name="P14"><text:span text:style-name="T6">Help to sing our Savior’s merits,</text:span></text:p>
            <text:p text:style-name="P14"><text:span text:style-name="T6">Help to chant Immanuel’s praise!</text:span></text:p>
            <text:p text:style-name="P16"><text:span text:style-name="T7"/></text:p>
            <text:p text:style-name="P16"><text:span text:style-name="T7"/></text:p>
            <text:p text:style-name="P16"><text:span text:style-name="T7"><text:s text:c="11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4:09:36.797000000</meta:creation-date>
    <dc:title>Hymn template</dc:title>
    <meta:editing-duration>PT18M54S</meta:editing-duration>
    <meta:editing-cycles>14</meta:editing-cycles>
    <meta:generator>LibreOffice/6.1.5.2$Windows_X86_64 LibreOffice_project/90f8dcf33c87b3705e78202e3df5142b201bd805</meta:generator>
    <meta:initial-creator>Arthur Hoch</meta:initial-creator>
    <dc:date>2019-04-23T13:36:47.084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06T14:09:33.614000000"/>
  </office:meta>
</office:document-meta>
</file>